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3fb6" officeooo:paragraph-rsid="001c3fb6"/>
    </style:style>
    <style:style style:name="P2" style:family="paragraph" style:parent-style-name="Standard">
      <style:text-properties officeooo:rsid="001d822d" officeooo:paragraph-rsid="001d822d"/>
    </style:style>
    <style:style style:name="P3" style:family="paragraph" style:parent-style-name="Standard">
      <style:text-properties officeooo:paragraph-rsid="001d822d"/>
    </style:style>
    <style:style style:name="P4" style:family="paragraph" style:parent-style-name="Standard">
      <style:text-properties officeooo:rsid="001e2061" officeooo:paragraph-rsid="001e2061"/>
    </style:style>
    <style:style style:name="P5" style:family="paragraph" style:parent-style-name="Standard">
      <style:text-properties officeooo:rsid="001f64e5" officeooo:paragraph-rsid="001f64e5"/>
    </style:style>
    <style:style style:name="P6" style:family="paragraph" style:parent-style-name="Standard">
      <style:text-properties officeooo:rsid="0021303a" officeooo:paragraph-rsid="0021303a"/>
    </style:style>
    <style:style style:name="P7" style:family="paragraph" style:parent-style-name="Standard" style:list-style-name="L1">
      <style:text-properties officeooo:rsid="001c3fb6" officeooo:paragraph-rsid="001c3fb6"/>
    </style:style>
    <style:style style:name="P8" style:family="paragraph" style:parent-style-name="Standard" style:list-style-name="L2">
      <style:text-properties officeooo:rsid="001d822d" officeooo:paragraph-rsid="001d822d"/>
    </style:style>
    <style:style style:name="P9" style:family="paragraph" style:parent-style-name="Standard" style:list-style-name="L3">
      <style:text-properties officeooo:rsid="001e2061" officeooo:paragraph-rsid="001e2061"/>
    </style:style>
    <style:style style:name="P10" style:family="paragraph" style:parent-style-name="Standard" style:list-style-name="L4">
      <style:text-properties officeooo:rsid="001e2061" officeooo:paragraph-rsid="001e2061"/>
    </style:style>
    <style:style style:name="P11" style:family="paragraph" style:parent-style-name="Standard" style:list-style-name="L4">
      <style:text-properties officeooo:rsid="001f64e5" officeooo:paragraph-rsid="001f64e5"/>
    </style:style>
    <style:style style:name="P12" style:family="paragraph" style:parent-style-name="Standard" style:list-style-name="L5">
      <style:text-properties officeooo:rsid="001f64e5" officeooo:paragraph-rsid="001f64e5"/>
    </style:style>
    <style:style style:name="P13" style:family="paragraph" style:parent-style-name="Standard" style:list-style-name="L6">
      <style:text-properties officeooo:rsid="0021303a" officeooo:paragraph-rsid="0021303a"/>
    </style:style>
    <style:style style:name="P14" style:family="paragraph" style:parent-style-name="Standard" style:list-style-name="L7">
      <style:text-properties officeooo:rsid="0021303a" officeooo:paragraph-rsid="0021303a"/>
    </style:style>
    <style:style style:name="T1" style:family="text">
      <style:text-properties officeooo:rsid="001d822d"/>
    </style:style>
    <style:style style:name="T2" style:family="text">
      <style:text-properties style:text-position="super 58%"/>
    </style:style>
    <style:style style:name="T3" style:family="text">
      <style:text-properties officeooo:rsid="001f64e5"/>
    </style:style>
    <style:style style:name="T4" style:family="text">
      <style:text-properties officeooo:rsid="0023e7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un Jeff escape room programs. </text:p>
      <text:p text:style-name="P1"/>
      <text:p text:style-name="P1">To set up and reset the room:</text:p>
      <text:list xml:id="list426876653" text:style-name="L1">
        <text:list-item>
          <text:p text:style-name="P7">Open the <text:span text:style-name="T4">JeffStuff folder on the desktop</text:span></text:p>
        </text:list-item>
        <text:list-item>
          <text:p text:style-name="P7">Run “ArduinoCommunicator.exe” This should bring up a small square panel <text:span text:style-name="T1">labeled “Form1”</text:span></text:p>
        </text:list-item>
        <text:list-item>
          <text:p text:style-name="P7">Open the “Jeff.exe” program</text:p>
        </text:list-item>
        <text:list-item>
          <text:p text:style-name="P7">Room is now ready to play</text:p>
        </text:list-item>
      </text:list>
      <text:p text:style-name="P1"/>
      <text:p text:style-name="P2">To reset the room after a play session</text:p>
      <text:list xml:id="list1669138323" text:style-name="L2">
        <text:list-item>
          <text:p text:style-name="P8">Exit “Jeff.exe” by typing “eegquit”, program should close</text:p>
        </text:list-item>
        <text:list-item>
          <text:p text:style-name="P8">Press the “Reset File” button in “Form1”</text:p>
        </text:list-item>
        <text:list-item>
          <text:p text:style-name="P8">Close “Form1”</text:p>
        </text:list-item>
      </text:list>
      <text:p text:style-name="P3"/>
      <text:p text:style-name="P2">To edit passwords, codes, and combinations used in the programs</text:p>
      <text:list xml:id="list3267174265" text:style-name="L3">
        <text:list-item>
          <text:p text:style-name="P9">Navigate to the “Documents” folder</text:p>
        </text:list-item>
        <text:list-item>
          <text:p text:style-name="P9">Right click on “JeffCodes.txt”</text:p>
        </text:list-item>
        <text:list-item>
          <text:p text:style-name="P9">Select the “Open with Geany” option from the menu that appears<text:line-break/><text:tab/>(Why Geany? Notepad doesn’t understand certain characters used in the file, causing it <text:tab/>to display in a confusing way. Geany is a text editor that does understand those certain <text:tab/>characters.)</text:p>
        </text:list-item>
        <text:list-item>
          <text:p text:style-name="P9">The passwords, codes, and combinations are organized by line.</text:p>
          <text:list>
            <text:list-item>
              <text:p text:style-name="P9">1<text:span text:style-name="T2">st</text:span> line is the combination that appears in the “Network Compromised” window after pulling the lever to connect to the network</text:p>
            </text:list-item>
            <text:list-item>
              <text:p text:style-name="P9">2<text:span text:style-name="T2">nd</text:span> line is the password required to log in as Director Roberts</text:p>
            </text:list-item>
            <text:list-item>
              <text:p text:style-name="P9">3<text:span text:style-name="T2">rd</text:span> line is the sector number required to be entered after the password</text:p>
            </text:list-item>
            <text:list-item>
              <text:p text:style-name="P9">4<text:span text:style-name="T2">th</text:span> line is the Skeleton Key Black Box combination that displays at the end of the puzzle</text:p>
            </text:list-item>
          </text:list>
        </text:list-item>
        <text:list-item>
          <text:p text:style-name="P9">Ensure that you haven’t changed the number of lines in the file, and that you save your changes to the file before closing.</text:p>
        </text:list-item>
      </text:list>
      <text:p text:style-name="P4"/>
      <text:p text:style-name="P4">Issue: Jeff isn’t responding to the Arduino sensors:</text:p>
      <text:list xml:id="list3802500194" text:style-name="L4">
        <text:list-item>
          <text:p text:style-name="P10">Check the cable connections, ensure all cables are secure</text:p>
        </text:list-item>
        <text:list-item>
          <text:p text:style-name="P10">Check the sensors, ensure that the distance sensor pins are all connected to the breadboard. Also ensure the tilt sensor is still connected to its jumper cables</text:p>
        </text:list-item>
        <text:list-item>
          <text:p text:style-name="P10">Reset the Arduino with the <text:span text:style-name="T3">small black button on the distance sensor breadboard (EDIT IF USING DIFFERENT BREADBOARD)<text:line-break/>Or<text:line-break/>Reset the Arduino with the small red button on the Arduino board itself</text:span></text:p>
        </text:list-item>
        <text:list-item>
          <text:p text:style-name="P11">Press the “Reset File” button on the AruidnoCommunicator “Form1”</text:p>
        </text:list-item>
      </text:list>
      <text:p text:style-name="P5"/>
      <text:p text:style-name="P5">Issue: “Jeff.exe” won’t run, displays error message “File for Arduino data not created”</text:p>
      <text:list xml:id="list1849325328" text:style-name="L5">
        <text:list-item>
          <text:p text:style-name="P12">First run “ArduinoCommunicator”, then try running Jeff again</text:p>
        </text:list-item>
      </text:list>
      <text:p text:style-name="P5"/>
      <text:p text:style-name="P6">Issue: USB keyboard not working</text:p>
      <text:list xml:id="list4109760080" text:style-name="L6">
        <text:list-item>
          <text:p text:style-name="P13">Check USB cable connection, ensure its connected</text:p>
        </text:list-item>
        <text:list-item>
          <text:p text:style-name="P13">If that does not work, try using the keyboard on the laptop itself.</text:p>
        </text:list-item>
        <text:list-item>
          <text:p text:style-name="P13">If they keyboard on the laptop works, but the USB keyboard doesn’t, and the USB cable from the keyboard is securely connected, keyboard is most likely dead and needs replaced.</text:p>
        </text:list-item>
        <text:list-item>
          <text:p text:style-name="P13"><text:soft-page-break/>In the case of a dead keyboard, remove the “Ctrl, Alt, and F4” keys. Do not remove any letter keys, or <text:span text:style-name="T4">Space bar</text:span>, Enter, or Shift keys. Remove any other keys as desired , either for the sake of aesthetics or functionality.</text:p>
        </text:list-item>
      </text:list>
      <text:p text:style-name="P6"/>
      <text:p text:style-name="P6">Issue: Passwords aren’t working in Jeff application</text:p>
      <text:list xml:id="list3544707224" text:style-name="L7">
        <text:list-item>
          <text:p text:style-name="P14">Open the “JeffCodes.txt” file in the Documents folder (refer to “<text:span text:style-name="T1">To edit passwords, codes, and combinations “ </text:span>etc above)</text:p>
        </text:list-item>
        <text:list-item>
          <text:p text:style-name="P14">Check that there are no empty spaces on any of the lines containing the passwords</text:p>
        </text:list-item>
        <text:list-item>
          <text:p text:style-name="P14">Check that characters are not being used in the password that have been removed from the keyboard</text:p>
        </text:list-item>
        <text:list-item>
          <text:p text:style-name="P14">Check that capitalization and spelling are corr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2:05:15.841000000</meta:creation-date>
    <dc:date>2018-12-12T18:02:35.005000000</dc:date>
    <meta:editing-duration>PT9M58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37" meta:word-count="520" meta:character-count="2967" meta:non-whitespace-character-count="2509"/>
  </office:meta>
</office:document-meta>
</file>